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1A000004631C8DA68FFC7CCE06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6.871cm" svg:x="0.975cm" svg:y="1.413cm">
          <draw:image xlink:href="Pictures/100002010000031A000004631C8DA68FFC7CCE06.png" xlink:type="simple" xlink:show="embed" xlink:actuate="onLoad" loext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8.999cm" svg:height="26.871cm" svg:x="0.975cm" svg:y="1.413cm">
          <draw:image xlink:href="Pictures/100002010000031A000004631C8DA68FFC7CCE0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30T14:33:52.735786275</meta:creation-date>
    <dc:date>2019-10-30T14:36:51.648071679</dc:date>
    <meta:editing-duration>PT2M59S</meta:editing-duration>
    <meta:editing-cycles>1</meta:editing-cycles>
    <meta:document-statistic meta:object-count="2"/>
    <meta:generator>LibreOffice/6.3.2.2$Linux_X86_64 LibreOffice_project/98b30e735bda24bc04ab42594c85f7fd8be07b9c</meta:generator>
  </office:meta>
</office:document-meta>
</file>